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3AE00001A270A8518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6.9271in" fo:margin-left="0in" fo:margin-right="-0.0021in" table:align="margins" fo:background-color="#ffffff">
        <style:background-image/>
      </style:table-properties>
    </style:style>
    <style:style style:name="Table3.A" style:family="table-column">
      <style:table-column-properties style:column-width="3.25in" style:rel-column-width="30747*"/>
    </style:style>
    <style:style style:name="Table3.B" style:family="table-column">
      <style:table-column-properties style:column-width="3.6771in" style:rel-column-width="34788*"/>
    </style:style>
    <style:style style:name="Table3.A1" style:family="table-cell" style:data-style-name="N5100">
      <style:table-cell-properties fo:background-color="#ffffff" fo:padding="0in" fo:border="none">
        <style:background-image/>
      </style:table-cell-properties>
    </style:style>
    <style:style style:name="Table4" style:family="table">
      <style:table-properties style:width="6.9167in" fo:margin-left="0in" fo:margin-right="0.0083in" table:align="margins" fo:background-color="#ffffff">
        <style:background-image/>
      </style:table-properties>
    </style:style>
    <style:style style:name="Table4.A" style:family="table-column">
      <style:table-column-properties style:column-width="2.3076in" style:rel-column-width="21864*"/>
    </style:style>
    <style:style style:name="Table4.B" style:family="table-column">
      <style:table-column-properties style:column-width="1.1083in" style:rel-column-width="10501*"/>
    </style:style>
    <style:style style:name="Table4.C" style:family="table-column">
      <style:table-column-properties style:column-width="3.5007in" style:rel-column-width="33170*"/>
    </style:style>
    <style:style style:name="Table4.A1" style:family="table-cell" style:data-style-name="N5100">
      <style:table-cell-properties fo:background-color="#ffffff" fo:padding="0in" fo:border="none">
        <style:background-image/>
      </style:table-cell-properties>
    </style:style>
    <style:style style:name="Table1" style:family="table">
      <style:table-properties style:width="6.9271in" fo:margin-left="0in" fo:margin-right="-0.0021in" table:align="margins" fo:background-color="#ffffff">
        <style:background-image/>
      </style:table-properties>
    </style:style>
    <style:style style:name="Table1.A" style:family="table-column">
      <style:table-column-properties style:column-width="2.3083in" style:rel-column-width="21838*"/>
    </style:style>
    <style:style style:name="Table1.B" style:family="table-column">
      <style:table-column-properties style:column-width="1.1083in" style:rel-column-width="10485*"/>
    </style:style>
    <style:style style:name="Table1.C" style:family="table-column">
      <style:table-column-properties style:column-width="3.5104in" style:rel-column-width="33212*"/>
    </style:style>
    <style:style style:name="Table1.A1" style:family="table-cell" style:data-style-name="N5100">
      <style:table-cell-properties fo:background-color="#ffffff" fo:padding="0in" fo:border="none">
        <style:background-image/>
      </style:table-cell-properties>
    </style:style>
    <style:style style:name="Table6" style:family="table">
      <style:table-properties style:width="6.9167in" fo:margin-left="0in" fo:margin-right="0.0083in" table:align="margins" fo:background-color="#ffffff">
        <style:background-image/>
      </style:table-properties>
    </style:style>
    <style:style style:name="Table6.A" style:family="table-column">
      <style:table-column-properties style:column-width="2.3076in" style:rel-column-width="21864*"/>
    </style:style>
    <style:style style:name="Table6.B" style:family="table-column">
      <style:table-column-properties style:column-width="1.1083in" style:rel-column-width="10501*"/>
    </style:style>
    <style:style style:name="Table6.C" style:family="table-column">
      <style:table-column-properties style:column-width="3.5007in" style:rel-column-width="33170*"/>
    </style:style>
    <style:style style:name="Table6.A1" style:family="table-cell" style:data-style-name="N5100">
      <style:table-cell-properties fo:background-color="#ffffff" fo:padding="0in" fo:border="none">
        <style:background-image/>
      </style:table-cell-properties>
    </style:style>
    <style:style style:name="Table5" style:family="table">
      <style:table-properties style:width="6.9271in" fo:margin-left="0in" fo:margin-right="-0.0021in" table:align="margins" fo:background-color="#ffffff">
        <style:background-image/>
      </style:table-properties>
    </style:style>
    <style:style style:name="Table5.A" style:family="table-column">
      <style:table-column-properties style:column-width="2.3083in" style:rel-column-width="21838*"/>
    </style:style>
    <style:style style:name="Table5.B" style:family="table-column">
      <style:table-column-properties style:column-width="1.1083in" style:rel-column-width="10485*"/>
    </style:style>
    <style:style style:name="Table5.C" style:family="table-column">
      <style:table-column-properties style:column-width="3.5104in" style:rel-column-width="33212*"/>
    </style:style>
    <style:style style:name="Table5.A1" style:family="table-cell" style:data-style-name="N5100">
      <style:table-cell-properties fo:background-color="#ffffff" fo:padding="0in" fo:border="none">
        <style:background-image/>
      </style:table-cell-properties>
    </style:style>
    <style:style style:name="Table2" style:family="table">
      <style:table-properties style:width="6.9271in" fo:margin-left="0in" fo:margin-right="-0.0021in" table:align="margins" fo:background-color="#ffffff">
        <style:background-image/>
      </style:table-properties>
    </style:style>
    <style:style style:name="Table2.A" style:family="table-column">
      <style:table-column-properties style:column-width="2.3083in" style:rel-column-width="21838*"/>
    </style:style>
    <style:style style:name="Table2.B" style:family="table-column">
      <style:table-column-properties style:column-width="1.1083in" style:rel-column-width="10485*"/>
    </style:style>
    <style:style style:name="Table2.C" style:family="table-column">
      <style:table-column-properties style:column-width="3.5104in" style:rel-column-width="33212*"/>
    </style:style>
    <style:style style:name="Table2.A1" style:family="table-cell" style:data-style-name="N5100">
      <style:table-cell-properties fo:background-color="#ffffff" fo:padding="0in" fo:border="none">
        <style:background-image/>
      </style:table-cell-properties>
    </style:style>
    <style:style style:name="Table2.8" style:family="table-row">
      <style:table-row-properties style:min-row-height="0.1729in"/>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1" style:family="paragraph" style:parent-style-name="Horizontal_20_Line">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text-properties fo:font-weight="bold" style:font-weight-asian="bold" style:font-weight-complex="bold"/>
    </style:style>
    <style:style style:name="P19" style:family="paragraph" style:parent-style-name="Standard" style:list-style-name="L8"/>
    <style:style style:name="P20" style:family="paragraph" style:parent-style-name="Standard" style:list-style-name="L9"/>
    <style:style style:name="T1" style:family="text">
      <style:text-properties style:font-name="Times New Roman"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Introduction</text:p>
      <text:p text:style-name="P11"/>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Because Odamex is client/server based, a basic query protocol was set up for getting information. This protocol has served us well.. Until now.</text:p>
      <text:p text:style-name="Standard"/>
      <text:p text:style-name="Standard">Throughout this document, we'll be discussing ways to improve the protocol and such related, terminology may be used, a small list is provided below for better understanding:</text:p>
      <text:list text:style-name="L1">
        <text:list-item>
          <text:p text:style-name="P12">Enquirer = A query program or launcher, requests information from the server.</text:p>
        </text:list-item>
        <text:list-item>
          <text:p text:style-name="P12">Server = The Odamex Server, used to host games.</text:p>
        </text:list-item>
      </text:list>
      <text:p text:style-name="Standard"/>
      <text:p text:style-name="Standard"/>
      <text:p text:style-name="P5">Problems we have</text:p>
      <text:p text:style-name="Horizontal_20_Line"/>
      <text:p text:style-name="Standard">Adding new information to the protocol is a risky business, it has been evident in the past that compatibility breakages have happened because of this. What is worse is that the Client also uses this same protocol for connecting to the server, so any change for the launcher may break the clients ability to connect (or vice versa)</text:p>
      <text:p text:style-name="Standard"/>
      <text:p text:style-name="Standard">The present layout of information within the protocol is also a mess, this was due to additions of extra data over the years to allow programs to present more information to the user. Some of this data requires many loops to parse it, this also includes some data that belongs with other fields, so performance is degraded a tad from this.</text:p>
      <text:p text:style-name="Standard"/>
      <text:p text:style-name="Standard"/>
      <text:p text:style-name="P5">What we plan to do</text:p>
      <text:p text:style-name="Horizontal_20_Line"/>
      <text:p text:style-name="P3">Our goals for this are as follows:</text:p>
      <text:list text:style-name="L2">
        <text:list-item>
          <text:p text:style-name="P13">Separate the querying code from the client connection code</text:p>
        </text:list-item>
        <text:list-item>
          <text:p text:style-name="P13">Introduce a versioning scheme for the protocol, which will hopefully reduce backwards incompatibility in the future.</text:p>
        </text:list-item>
        <text:list-item>
          <text:p text:style-name="P13">Organize the information being sent appropriately (an ongoing effort)</text:p>
        </text:list-item>
      </text:list>
      <text:p text:style-name="P2"/>
      <text:p text:style-name="P2"/>
      <text:p text:style-name="P2"/>
      <text:p text:style-name="Standard"/>
      <text:p text:style-name="Standard"/>
      <text:p text:style-name="Standard"/>
      <text:p text:style-name="Standard"/>
      <text:p text:style-name="Standard"/>
      <text:p text:style-name="P5"><text:soft-page-break/></text:p>
      <text:p text:style-name="P5">Problems we face</text:p>
      <text:p text:style-name="Horizontal_20_Line"/>
      <text:p text:style-name="P2">Versioning is a complex matter, some ideas were put together and as a result, one possible outcome has emerged:</text:p>
      <text:p text:style-name="P2"/>
      <text:p text:style-name="P2">What we can have is Tag, Version and Protocol version tuples for most packets sent and received by the server and enquirer programs.</text:p>
      <text:p text:style-name="P2"/>
      <text:p text:style-name="P2">This provides us with sufficient information to parse a packet that is compatible, here is a better definition of what each field means:</text:p>
      <text:p text:style-name="P2"/>
      <text:list text:style-name="L3">
        <text:list-item>
          <text:p text:style-name="P14">Tag – Unique identifier for querying packets.*</text:p>
        </text:list-item>
        <text:list-item>
          <text:p text:style-name="P14">Version – Describes the version of the enquirer program or server.</text:p>
        </text:list-item>
        <text:list-item>
          <text:p text:style-name="P14">Protocol version – Tells the server what information the enquirer supports and sends the most up to date information, which could be older, the data sent back has a Protocol version anyway, so its up to the enquirer whether or not to parse it.</text:p>
        </text:list-item>
      </text:list>
      <text:p text:style-name="P2"/>
      <text:p text:style-name="P4">Rules of handling the above have been assembled, they are:</text:p>
      <text:p text:style-name="P2"/>
      <text:p text:style-name="P2">1. A server with a newer Major and/or Minor version (0.5.0) will not accept data from an older enquirer (0.4.1)**</text:p>
      <text:p text:style-name="P2"/>
      <text:p text:style-name="P2">2. A newer enquirer program (0.5.0) can make queries to an older server (0.4.1), because the first mandatory parts of the querying packet sent by the enquirer will never change (tag, version, protocol version), the server can safely parse these and discard the rest.</text:p>
      <text:p text:style-name="Standard">The server then would send back a similar packet with the same fields, along with the most up-to-date information (which would be older in this case), it would then be up to the enquirer whether or not to support/use the inf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he Tag identifier has the following format:</text:p>
      <text:p text:style-name="Standard"/>
      <text:p text:style-name="P8"><draw:frame draw:style-name="fr1" draw:name="graphics1" text:anchor-type="paragraph" svg:width="3.5957in" svg:height="2.6362in" draw:z-index="0"><draw:image xlink:href="Pictures/20000007000023AE00001A270A8518C6.svm" xlink:type="simple" xlink:show="embed" xlink:actuate="onLoad"/></draw:frame></text:p>
      <text:p text:style-name="Standard">Description of format</text:p>
      <text:list text:style-name="L4">
        <text:list-item>
          <text:p text:style-name="P15">Odamex Id – So we know this is for Odamex</text:p>
        </text:list-item>
        <text:list-item>
          <text:p text:style-name="P15">Application – Describes the application that sent the data, current values are:</text:p>
          <text:list>
            <text:list-item>
              <text:p text:style-name="P15">Enquirer</text:p>
            </text:list-item>
            <text:list-item>
              <text:p text:style-name="P15">Client</text:p>
            </text:list-item>
            <text:list-item>
              <text:p text:style-name="P15">Server</text:p>
            </text:list-item>
            <text:list-item>
              <text:p text:style-name="P15">Master Server</text:p>
            </text:list-item>
          </text:list>
        </text:list-item>
        <text:list-item>
          <text:p text:style-name="P15">QR (Query/Response) Id – Informs whether this is an application requesting or an application responding to a request, this is mainly used for organization of values and provides a range for both types, current values are:</text:p>
          <text:list>
            <text:list-item>
              <text:p text:style-name="P15">Query</text:p>
            </text:list-item>
            <text:list-item>
              <text:p text:style-name="P15">Response</text:p>
            </text:list-item>
          </text:list>
        </text:list-item>
        <text:list-item>
          <text:p text:style-name="P15">Packet Type – What layout of information follows</text:p>
        </text:list-item>
      </text:list>
      <text:p text:style-name="Standard"/>
      <text:p text:style-name="Standard"/>
      <text:p text:style-name="Standard">** A third party program can send a special packet to acquire the version of the server, which is described in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
      <text:p text:style-name="P5">Sequence of events</text:p>
      <text:p text:style-name="Horizontal_20_Line"/>
      <text:p text:style-name="Standard">Below describes the whole thing “in a nutshell” </text:p>
      <text:p text:style-name="Standard"/>
      <text:p text:style-name="P7">Request version:</text:p>
      <text:list text:style-name="L5">
        <text:list-item>
          <text:p text:style-name="P16">Enquirer sends packet to server containing:</text:p>
          <text:list>
            <text:list-item>
              <text:p text:style-name="P16">Tag</text:p>
            </text:list-item>
          </text:list>
        </text:list-item>
        <text:list-item>
          <text:p text:style-name="P16">Server sends packet back containing:</text:p>
          <text:list>
            <text:list-item>
              <text:p text:style-name="P16">Tag</text:p>
            </text:list-item>
            <text:list-item>
              <text:p text:style-name="P16">Version of server</text:p>
            </text:list-item>
            <text:list-item>
              <text:p text:style-name="P16">Protocol version server supports.</text:p>
            </text:list-item>
          </text:list>
        </text:list-item>
      </text:list>
      <text:p text:style-name="Standard"/>
      <text:p text:style-name="P7">Request information:</text:p>
      <text:list text:style-name="L6">
        <text:list-item>
          <text:p text:style-name="P17">Enquirer sends packet to server containing:</text:p>
          <text:list>
            <text:list-item>
              <text:p text:style-name="P17">Tag</text:p>
            </text:list-item>
            <text:list-item>
              <text:p text:style-name="P17">Version of enquirer</text:p>
            </text:list-item>
            <text:list-item>
              <text:p text:style-name="P17">Protocol version enquirer supports</text:p>
            </text:list-item>
          </text:list>
        </text:list-item>
        <text:list-item>
          <text:p text:style-name="P17">Server translates the version of enquirer first, checking as follows:</text:p>
          <text:list>
            <text:list-item>
              <text:p text:style-name="P17">Older Major version – Send packet saying enquirer is an older version, do not continue</text:p>
            </text:list-item>
            <text:list-item>
              <text:p text:style-name="P17">Older Major and Minor version – Send packet saying enquirer is an older version, do not continue</text:p>
            </text:list-item>
            <text:list-item>
              <text:p text:style-name="P17">Same/Newer Major/Minor version – Continue</text:p>
            </text:list-item>
          </text:list>
        </text:list-item>
        <text:list-item>
          <text:p text:style-name="P17">Server translates the protocol version, if it is the same/older, build information that protocol version supports, if it is newer, build the latest information server supports</text:p>
        </text:list-item>
        <text:list-item>
          <text:p text:style-name="P17">Server sends packet to enquirer containing:</text:p>
          <text:list>
            <text:list-item>
              <text:p text:style-name="P17">Tag</text:p>
            </text:list-item>
            <text:list-item>
              <text:p text:style-name="P17">Version of server </text:p>
            </text:list-item>
            <text:list-item>
              <text:p text:style-name="P17">Protocol version server supports</text:p>
            </text:list-item>
            <text:list-item>
              <text:p text:style-name="P17">Information that was built to protocol version</text:p>
            </text:list-item>
          </text:list>
        </text:list-item>
        <text:list-item>
          <text:p text:style-name="P17">Enquirer translates the version of server, if the major and/or minor version is:</text:p>
          <text:list>
            <text:list-item>
              <text:p text:style-name="P17">Same – Continue</text:p>
            </text:list-item>
            <text:list-item>
              <text:p text:style-name="P17">Newer – Discard the server, we cannot parse the data as it may be incompatible</text:p>
            </text:list-item>
            <text:list-item>
              <text:p text:style-name="P17">Older – Discard the server, we cannot parse the data as it may be incompatible</text:p>
            </text:list-item>
          </text:list>
        </text:list-item>
        <text:list-item>
          <text:p text:style-name="P17">Enquirer parses the information taking into account protocol vers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Method of communication, data types used and packets sent</text:p>
      <text:p text:style-name="Horizontal_20_Line"/>
      <text:p text:style-name="Standard">Our main method of communication is via the User Datagram Protocol (UDP), which provides a lightweight medium for sending information.</text:p>
      <text:p text:style-name="Standard"/>
      <text:p text:style-name="Standard">All data sent is little endian and the packets are uncompressed.</text:p>
      <text:p text:style-name="Standard"/>
      <text:p text:style-name="Standard">The following table represents the data types the protocol supports</text:p>
      <text:p text:style-name="Standard"/>
      <table:table table:name="Table3" table:style-name="Table3">
        <table:table-column table:style-name="Table3.A"/>
        <table:table-column table:style-name="Table3.B"/>
        <table:table-row>
          <table:table-cell table:style-name="Table3.A1" office:value-type="float" office:value="0">
            <text:p text:style-name="P10">Type</text:p>
          </table:table-cell>
          <table:table-cell table:style-name="Table3.A1" office:value-type="float" office:value="0">
            <text:p text:style-name="P10">Range</text:p>
          </table:table-cell>
        </table:table-row>
        <table:table-row>
          <table:table-cell table:style-name="Table3.A1" office:value-type="float" office:value="0">
            <text:p text:style-name="P9">Signed 8bit Integer</text:p>
          </table:table-cell>
          <table:table-cell table:style-name="Table3.A1" office:value-type="float" office:value="0">
            <text:p text:style-name="P9">-128 -127</text:p>
          </table:table-cell>
        </table:table-row>
        <table:table-row>
          <table:table-cell table:style-name="Table3.A1" office:value-type="float" office:value="0">
            <text:p text:style-name="P9">Signed 16bit Integer</text:p>
          </table:table-cell>
          <table:table-cell table:style-name="Table3.A1" office:value-type="float" office:value="0">
            <text:p text:style-name="P9">-32768 - 32767</text:p>
          </table:table-cell>
        </table:table-row>
        <table:table-row>
          <table:table-cell table:style-name="Table3.A1" office:value-type="float" office:value="0">
            <text:p text:style-name="P9">Signed 32bit Integer</text:p>
          </table:table-cell>
          <table:table-cell table:style-name="Table3.A1" office:value-type="float" office:value="0">
            <text:p text:style-name="P9">-2147483648 - 2147483647</text:p>
          </table:table-cell>
        </table:table-row>
        <table:table-row>
          <table:table-cell table:style-name="Table3.A1" office:value-type="float" office:value="0">
            <text:p text:style-name="P9">Unsigned 8bit Integer</text:p>
          </table:table-cell>
          <table:table-cell table:style-name="Table3.A1" office:value-type="float" office:value="0">
            <text:p text:style-name="P9">0 - 255</text:p>
          </table:table-cell>
        </table:table-row>
        <table:table-row>
          <table:table-cell table:style-name="Table3.A1" office:value-type="float" office:value="0">
            <text:p text:style-name="P9">Unsigned 16bit Integer</text:p>
          </table:table-cell>
          <table:table-cell table:style-name="Table3.A1" office:value-type="float" office:value="0">
            <text:p text:style-name="P9">0 - 65535</text:p>
          </table:table-cell>
        </table:table-row>
        <table:table-row>
          <table:table-cell table:style-name="Table3.A1" office:value-type="float" office:value="0">
            <text:p text:style-name="P9">Unsigned 32bit Integer</text:p>
          </table:table-cell>
          <table:table-cell table:style-name="Table3.A1" office:value-type="float" office:value="0">
            <text:p text:style-name="P9">0 - 4294967295</text:p>
          </table:table-cell>
        </table:table-row>
        <table:table-row>
          <table:table-cell table:style-name="Table3.A1" office:value-type="float" office:value="0">
            <text:p text:style-name="P9">ASCIIZ String</text:p>
          </table:table-cell>
          <table:table-cell table:style-name="Table3.A1" office:value-type="float" office:value="0">
            <text:p text:style-name="P9">NULL Terminated</text:p>
          </table:table-cell>
        </table:table-row>
        <table:table-row>
          <table:table-cell table:style-name="Table3.A1" office:value-type="float" office:value="0">
            <text:p text:style-name="P9">Floating Point</text:p>
          </table:table-cell>
          <table:table-cell table:style-name="Table3.A1" office:value-type="float" office:value="0">
            <text:p text:style-name="P9">ASCIIZ String</text:p>
          </table:table-cell>
        </table:table-row>
        <table:table-row>
          <table:table-cell table:style-name="Table3.A1" office:value-type="float" office:value="0">
            <text:p text:style-name="P9">Boolean</text:p>
          </table:table-cell>
          <table:table-cell table:style-name="Table3.A1" office:value-type="float" office:value="0">
            <text:p text:style-name="P9">Signed 8bit Integer, 0 - 1</text:p>
          </table:table-cell>
        </table:table-row>
      </table:table>
      <text:list text:style-name="L7">
        <text:list-header>
          <text:p text:style-name="P18"/>
        </text:list-header>
      </text:list>
      <text:p text:style-name="P6">Notes:</text:p>
      <text:list text:style-name="L8">
        <text:list-item>
          <text:p text:style-name="P19">ASCIIZ String's are only limited by the maximum size of the packet, which is usually a platform dependent value, however packets are currently capped at 8192 bytes and strings are always NULL terminated.</text:p>
        </text:list-item>
        <text:list-item>
          <text:p text:style-name="P19">Floating Point's are stored in an ASCIIZ String, which can be translated by the enquirer/server, this is done to keep most of the precision and prevent problems of different FPU's reading/writing incompatible data</text:p>
        </text:list-item>
        <text:list-item>
          <text:p text:style-name="P19">Boolean types are stored in a Signed 8bit Integer, but always have a range of 0 – 1, any value great than 1 or less than 0 are treated as errors, this is because previous data could have been read wrong.</text:p>
        </text:list-item>
      </text:list>
      <text:p text:style-name="Standard"/>
      <text:p text:style-name="Standard"/>
      <text:p text:style-name="P7">Supported packet structures as follows:</text:p>
      <text:p text:style-name="Standard"/>
      <text:p text:style-name="Standard">Enquirer <text:span text:style-name="T1">→</text:span> Server: Request version</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0">Value Type</text:p>
          </table:table-cell>
          <table:table-cell table:style-name="Table4.A1" office:value-type="float" office:value="0">
            <text:p text:style-name="P10">Value/Range</text:p>
          </table:table-cell>
          <table:table-cell table:style-name="Table4.A1" office:value-type="float" office:value="0">
            <text:p text:style-name="P10">Description</text:p>
          </table:table-cell>
        </table:table-row>
        <table:table-row>
          <table:table-cell table:style-name="Table4.A1" office:value-type="float" office:value="0">
            <text:p text:style-name="P9">Unsigned 32bit Integer</text:p>
          </table:table-cell>
          <table:table-cell table:style-name="Table4.A1" office:value-type="float" office:value="0">
            <text:p text:style-name="P9">0xAD011001</text:p>
          </table:table-cell>
          <table:table-cell table:style-name="Table4.A1" office:value-type="float" office:value="0">
            <text:p text:style-name="P9">Tag</text:p>
          </table: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Server <text:span text:style-name="T1">→</text:span> <text:span text:style-name="T1">Enquirer</text:span>: Version response</text:p>
      <text:p text:style-name="Standard"/>
      <table:table table:name="Table1" table:style-name="Table1">
        <table:table-column table:style-name="Table1.A"/>
        <table:table-column table:style-name="Table1.B"/>
        <table:table-column table:style-name="Table1.C"/>
        <table:table-row>
          <table:table-cell table:style-name="Table1.A1" office:value-type="float" office:value="0">
            <text:p text:style-name="P10">Value Type</text:p>
          </table:table-cell>
          <table:table-cell table:style-name="Table1.A1" office:value-type="float" office:value="0">
            <text:p text:style-name="P10">Value/Range</text:p>
          </table:table-cell>
          <table:table-cell table:style-name="Table1.A1" office:value-type="float" office:value="0">
            <text:p text:style-name="P10">Description</text:p>
          </table:table-cell>
        </table:table-row>
        <table:table-row>
          <table:table-cell table:style-name="Table1.A1" office:value-type="float" office:value="0">
            <text:p text:style-name="P9">Unsigned 32bit Integer</text:p>
          </table:table-cell>
          <table:table-cell table:style-name="Table1.A1" office:value-type="float" office:value="0">
            <text:p text:style-name="P9">0xAD032001</text:p>
          </table:table-cell>
          <table:table-cell table:style-name="Table1.A1" office:value-type="float" office:value="0">
            <text:p text:style-name="P9">Tag</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Version</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Protocol version</text:p>
          </table:table-cell>
        </table:table-row>
      </table:table>
      <text:p text:style-name="Standard"/>
      <text:p text:style-name="Standard"/>
      <text:p text:style-name="Standard"><text:span text:style-name="T1">Enquirer →</text:span> Server: Request information</text:p>
      <text:p text:style-name="Standard"/>
      <table:table table:name="Table6" table:style-name="Table6">
        <table:table-column table:style-name="Table6.A"/>
        <table:table-column table:style-name="Table6.B"/>
        <table:table-column table:style-name="Table6.C"/>
        <table:table-row>
          <table:table-cell table:style-name="Table6.A1" office:value-type="float" office:value="0">
            <text:p text:style-name="P10">Value Type</text:p>
          </table:table-cell>
          <table:table-cell table:style-name="Table6.A1" office:value-type="float" office:value="0">
            <text:p text:style-name="P10">Value/Range</text:p>
          </table:table-cell>
          <table:table-cell table:style-name="Table6.A1" office:value-type="float" office:value="0">
            <text:p text:style-name="P10">Description</text:p>
          </table:table-cell>
        </table:table-row>
        <table:table-row>
          <table:table-cell table:style-name="Table6.A1" office:value-type="float" office:value="0">
            <text:p text:style-name="P9">Unsigned 32bit Integer</text:p>
          </table:table-cell>
          <table:table-cell table:style-name="Table6.A1" office:value-type="float" office:value="0">
            <text:p text:style-name="P9">0xAD011002</text:p>
          </table:table-cell>
          <table:table-cell table:style-name="Table6.A1" office:value-type="float" office:value="0">
            <text:p text:style-name="P9">Tag</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Version</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Old version</text:p>
      <text:p text:style-name="Standard"/>
      <table:table table:name="Table5" table:style-name="Table5">
        <table:table-column table:style-name="Table5.A"/>
        <table:table-column table:style-name="Table5.B"/>
        <table:table-column table:style-name="Table5.C"/>
        <table:table-row>
          <table:table-cell table:style-name="Table5.A1" office:value-type="float" office:value="0">
            <text:p text:style-name="P10">Value Type</text:p>
          </table:table-cell>
          <table:table-cell table:style-name="Table5.A1" office:value-type="float" office:value="0">
            <text:p text:style-name="P10">Value/Range</text:p>
          </table:table-cell>
          <table:table-cell table:style-name="Table5.A1" office:value-type="float" office:value="0">
            <text:p text:style-name="P10">Description</text:p>
          </table:table-cell>
        </table:table-row>
        <table:table-row>
          <table:table-cell table:style-name="Table5.A1" office:value-type="float" office:value="0">
            <text:p text:style-name="P9">Unsigned 32bit Integer</text:p>
          </table:table-cell>
          <table:table-cell table:style-name="Table5.A1" office:value-type="float" office:value="0">
            <text:p text:style-name="P9">0xAD032002</text:p>
          </table:table-cell>
          <table:table-cell table:style-name="Table5.A1" office:value-type="float" office:value="0">
            <text:p text:style-name="P9">Tag</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Version</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Information response (Protocol version 1)</text:p>
      <text:p text:style-name="Standard"/>
      <table:table table:name="Table2" table:style-name="Table2">
        <table:table-column table:style-name="Table2.A"/>
        <table:table-column table:style-name="Table2.B"/>
        <table:table-column table:style-name="Table2.C"/>
        <table:table-row>
          <table:table-cell table:style-name="Table2.A1" office:value-type="float" office:value="0">
            <text:p text:style-name="P10">Value Type</text:p>
          </table:table-cell>
          <table:table-cell table:style-name="Table2.A1" office:value-type="float" office:value="0">
            <text:p text:style-name="P10">Value/Range</text:p>
          </table:table-cell>
          <table:table-cell table:style-name="Table2.A1" office:value-type="float" office:value="0">
            <text:p text:style-name="P10">Description</text:p>
          </table:table-cell>
        </table:table-row>
        <table:table-row>
          <table:table-cell table:style-name="Table2.A1" office:value-type="float" office:value="0">
            <text:p text:style-name="P9">Unsigned 32bit Integer</text:p>
          </table:table-cell>
          <table:table-cell table:style-name="Table2.A1" office:value-type="float" office:value="0">
            <text:p text:style-name="P9">0xAD032003</text:p>
          </table:table-cell>
          <table:table-cell table:style-name="Table2.A1" office:value-type="float" office:value="0">
            <text:p text:style-name="P9">Tag</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Version</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Protocol version</text:p>
          </table:table-cell>
        </table:table-row>
        <table:table-row>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Cvar Count</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name (Cvar Count)</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value</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assword MD5 hash</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urrent Map</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Time Left</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Blue Score</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Red Score</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Gold Score</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WAD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filename (WAD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MD5 Hash</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layer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layer name (Player Count)</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Player Frags</text:p>
          </table:table-cell>
        </table:table-row>
        <text:soft-page-break/>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Ping</text:p>
          </table:table-cell>
        </table:table-row>
        <table:table-row table:style-name="Table2.8">
          <table:table-cell table:style-name="Table2.A1" office:value-type="float" office:value="0">
            <text:p text:style-name="P9">Unsigned 8bit Integer</text:p>
          </table:table-cell>
          <table:table-cell table:style-name="Table2.A1" office:value-type="float" office:value="0">
            <text:p text:style-name="P9">0 - 3</text:p>
          </table:table-cell>
          <table:table-cell table:style-name="Table2.A1" office:value-type="float" office:value="0">
            <text:p text:style-name="P9">+Player Team</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Killcount</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Deathcount</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Time</text:p>
          </table:table-cell>
        </table:table-row>
        <table:table-row table:style-name="Table2.8">
          <table:table-cell table:style-name="Table2.A1" office:value-type="float" office:value="0">
            <text:p text:style-name="P9">Boolean</text:p>
          </table:table-cell>
          <table:table-cell table:style-name="Table2.A1">
            <text:p text:style-name="P9"/>
          </table:table-cell>
          <table:table-cell table:style-name="Table2.A1" office:value-type="float" office:value="0">
            <text:p text:style-name="P9">+Spectator</text:p>
          </table:table-cell>
        </table:table-row>
      </table:table>
      <text:p text:style-name="Standard"/>
      <text:p text:style-name="P6">Notes:</text:p>
      <text:list text:style-name="L9">
        <text:list-item>
          <text:p text:style-name="P20">Data will NEVER be omitted based on game modes, it is always available no matter what (except in the case of versioning), the reasons for this are:</text:p>
          <text:list>
            <text:list-item>
              <text:p text:style-name="P20">Simplicity – Keeps data reading functions simple, the data can be safely ignored after being read.</text:p>
            </text:list-item>
            <text:list-item>
              <text:p text:style-name="P20">Integrity – Everything remains in order, it lessens the chance of reading bad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Odamex Query Protoco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Russell Rice</meta:initial-creator>
    <meta:creation-date>2008-07-24T16:21:14</meta:creation-date>
    <dc:creator>Russell Rice</dc:creator>
    <dc:date>2008-09-03T15:33:31</dc:date>
    <meta:editing-cycles>58</meta:editing-cycles>
    <meta:editing-duration>P3DT16H26M34S</meta:editing-duration>
    <meta:user-defined meta:name="Info 1"/>
    <meta:user-defined meta:name="Info 2"/>
    <meta:user-defined meta:name="Info 3"/>
    <meta:user-defined meta:name="Info 4"/>
    <meta:document-statistic meta:table-count="6" meta:image-count="1" meta:object-count="0" meta:page-count="7" meta:paragraph-count="195" meta:word-count="1304" meta:character-count="8079"/>
  </office:meta>
</office:document-meta>
</file>